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Environment.loadClas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Environment.ComponentEnvironment( Context context , ServiceManager serviceManager ,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